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6.396cm" style:rel-column-width="3626*"/>
    </style:style>
    <style:style style:name="Tabla1.B" style:family="table-column">
      <style:table-column-properties style:column-width="11.194cm" style:rel-column-width="634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599cm" fo:margin-left="2.766cm" table:align="left"/>
    </style:style>
    <style:style style:name="Tabla3.A" style:family="table-column">
      <style:table-column-properties style:column-width="1.628cm"/>
    </style:style>
    <style:style style:name="Tabla3.B" style:family="table-column">
      <style:table-column-properties style:column-width="1.476cm"/>
    </style:style>
    <style:style style:name="Tabla3.C" style:family="table-column">
      <style:table-column-properties style:column-width="1.697cm"/>
    </style:style>
    <style:style style:name="Tabla3.D" style:family="table-column">
      <style:table-column-properties style:column-width="1.79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599cm" fo:margin-left="2.766cm" table:align="left"/>
    </style:style>
    <style:style style:name="Tabla2.A" style:family="table-column">
      <style:table-column-properties style:column-width="1.628cm"/>
    </style:style>
    <style:style style:name="Tabla2.B" style:family="table-column">
      <style:table-column-properties style:column-width="1.476cm"/>
    </style:style>
    <style:style style:name="Tabla2.C" style:family="table-column">
      <style:table-column-properties style:column-width="1.697cm"/>
    </style:style>
    <style:style style:name="Tabla2.D" style:family="table-column">
      <style:table-column-properties style:column-width="1.7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efc6" officeooo:paragraph-rsid="000cefc6"/>
    </style:style>
    <style:style style:name="P2" style:family="paragraph" style:parent-style-name="Standard" style:list-style-name="L1">
      <style:text-properties officeooo:rsid="000cefc6" officeooo:paragraph-rsid="000cefc6"/>
    </style:style>
    <style:style style:name="P3" style:family="paragraph" style:parent-style-name="Standard">
      <style:paragraph-properties fo:text-align="start" style:justify-single-word="false"/>
      <style:text-properties officeooo:rsid="000cefc6" officeooo:paragraph-rsid="000cefc6"/>
    </style:style>
    <style:style style:name="P4" style:family="paragraph" style:parent-style-name="Table_20_Contents">
      <style:text-properties officeooo:rsid="000a1926" officeooo:paragraph-rsid="000a1926"/>
    </style:style>
    <style:style style:name="P5" style:family="paragraph" style:parent-style-name="Table_20_Contents">
      <style:text-properties officeooo:rsid="000a1926" officeooo:paragraph-rsid="000b8872"/>
    </style:style>
    <style:style style:name="P6" style:family="paragraph" style:parent-style-name="Table_20_Contents">
      <style:text-properties officeooo:rsid="000a1926" officeooo:paragraph-rsid="000cefc6"/>
    </style:style>
    <style:style style:name="P7" style:family="paragraph" style:parent-style-name="Table_20_Contents" style:list-style-name="L1">
      <style:text-properties officeooo:rsid="000a1926" officeooo:paragraph-rsid="000cfdc2"/>
    </style:style>
    <style:style style:name="P8" style:family="paragraph" style:parent-style-name="Table_20_Contents">
      <style:text-properties officeooo:rsid="000a1926" officeooo:paragraph-rsid="000cfdc2"/>
    </style:style>
    <style:style style:name="P9" style:family="paragraph" style:parent-style-name="Table_20_Contents">
      <style:text-properties officeooo:paragraph-rsid="000b8872"/>
    </style:style>
    <style:style style:name="P10" style:family="paragraph" style:parent-style-name="Table_20_Contents">
      <style:text-properties officeooo:rsid="000b8872" officeooo:paragraph-rsid="000b8872"/>
    </style:style>
    <style:style style:name="P11" style:family="paragraph" style:parent-style-name="Table_20_Contents" style:list-style-name="L1">
      <style:text-properties officeooo:rsid="000b8872" officeooo:paragraph-rsid="000cefc6"/>
    </style:style>
    <style:style style:name="P12" style:family="paragraph" style:parent-style-name="Table_20_Contents">
      <style:text-properties officeooo:rsid="000b8872" officeooo:paragraph-rsid="000dcc62"/>
    </style:style>
    <style:style style:name="P13" style:family="paragraph" style:parent-style-name="Table_20_Contents" style:list-style-name="L1">
      <style:text-properties officeooo:rsid="000cefc6" officeooo:paragraph-rsid="000cefc6"/>
    </style:style>
    <style:style style:name="P14" style:family="paragraph" style:parent-style-name="Table_20_Contents">
      <style:paragraph-properties fo:text-align="center" style:justify-single-word="false"/>
      <style:text-properties officeooo:rsid="000cefc6" officeooo:paragraph-rsid="000cefc6"/>
    </style:style>
    <style:style style:name="P15" style:family="paragraph" style:parent-style-name="Table_20_Contents">
      <style:text-properties officeooo:rsid="000cefc6" officeooo:paragraph-rsid="000cefc6"/>
    </style:style>
    <style:style style:name="P16" style:family="paragraph" style:parent-style-name="Table_20_Contents">
      <style:paragraph-properties fo:text-align="start" style:justify-single-word="false"/>
      <style:text-properties officeooo:rsid="000cefc6" officeooo:paragraph-rsid="000cefc6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0cefc6"/>
    </style:style>
    <style:style style:name="P19" style:family="paragraph" style:parent-style-name="Table_20_Contents">
      <style:text-properties officeooo:rsid="000cfdc2" officeooo:paragraph-rsid="000cfdc2"/>
    </style:style>
    <style:style style:name="P20" style:family="paragraph" style:parent-style-name="Table_20_Contents">
      <style:text-properties officeooo:paragraph-rsid="000dcc62"/>
    </style:style>
    <style:style style:name="T1" style:family="text">
      <style:text-properties officeooo:rsid="000a1926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b8872"/>
    </style:style>
    <style:style style:name="T4" style:family="text">
      <style:text-properties style:text-position="sub 58%" officeooo:rsid="000a1926"/>
    </style:style>
    <style:style style:name="T5" style:family="text">
      <style:text-properties officeooo:rsid="000b8872"/>
    </style:style>
    <style:style style:name="T6" style:family="text">
      <style:text-properties officeooo:rsid="000cef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fdc2"/>
    </style:style>
    <style:style style:name="T9" style:family="text">
      <style:text-properties officeooo:rsid="000dcc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bool→comb bool’</text:p>
          </table:table-cell>
          <table:table-cell table:style-name="Tabla1.B2" office:value-type="string">
            <text:p text:style-name="P4">comb.vddr = bool.vddr</text:p>
            <text:p text:style-name="P4">comb.fls =nuevoIndice()</text:p>
            <text:p text:style-name="P5">bool’.tipoH = comb.tipo</text:p>
            <text:p text:style-name="P4">bool’.lista_indices = nuevaListaIndices()</text:p>
            <text:p text:style-name="P4">bool’.lista_indices.agregar(comb.fls)</text:p>
            <text:p text:style-name="P4">bool.tipo = bool’.tipoS</text:p>
            <text:p text:style-name="P4">genCod(label(comb.fls))</text:p>
            <text:p text:style-name="P4"/>
          </table:table-cell>
        </table:table-row>
        <table:table-row>
          <table:table-cell table:style-name="Tabla1.A2" office:value-type="string">
            <text:p text:style-name="P4">bool’→|| comb bool’<text:span text:style-name="T2">1</text:span></text:p>
          </table:table-cell>
          <table:table-cell table:style-name="Tabla1.B2" office:value-type="string">
            <text:p text:style-name="Table_20_Contents">Si equivalentes(bool’.tipo<text:span text:style-name="T6">H</text:span>, comb.tipo) Entonces</text:p>
            <text:p text:style-name="P9"><text:s text:c="4"/><text:span text:style-name="T1">comb.vddr = bool.vddr</text:span></text:p>
            <text:p text:style-name="P5"><text:s text:c="4"/>comb.fls =nuevoIndice()</text:p>
            <text:p text:style-name="P5"><text:s text:c="4"/>bool’<text:span text:style-name="T2">1</text:span> .<text:span text:style-name="T5">tipoH = comb.tipo</text:span></text:p>
            <text:p text:style-name="Table_20_Contents"><text:s text:c="4"/>bool’<text:span text:style-name="T2">1</text:span> .vddr = bool.vddr</text:p>
            <text:p text:style-name="Table_20_Contents"><text:s text:c="4"/>bool’<text:span text:style-name="T2">1</text:span> .fls = bool.fls <text:s text:c="3"/></text:p>
            <text:p text:style-name="P5"><text:s text:c="4"/>bool’<text:span text:style-name="T3">1</text:span>.lista_indices = <text:s/>bool’<text:span text:style-name="T3">1</text:span>.lista_indices</text:p>
            <text:p text:style-name="P5"><text:s text:c="4"/>bool’<text:span text:style-name="T3">1</text:span>.lista_indices.agregar(comb.fls)</text:p>
            <text:p text:style-name="P5"><text:s text:c="4"/>bool’.tipo<text:span text:style-name="T5">S</text:span> = bool’<text:span text:style-name="T3">1</text:span>.tipoS</text:p>
            <text:p text:style-name="Table_20_Contents"><text:s text:c="4"/>genCod(label(bool1 .fls))</text:p>
            <text:p text:style-name="Table_20_Contents">Sino</text:p>
            <text:p text:style-name="Table_20_Contents"><text:s text:c="4"/>error(”Tipos incompatibles”)</text:p>
            <text:p text:style-name="Table_20_Contents">FinSi</text:p>
          </table:table-cell>
        </table:table-row>
        <table:table-row>
          <table:table-cell table:style-name="Tabla1.A2" office:value-type="string">
            <text:p text:style-name="P5">bool’→ ε</text:p>
          </table:table-cell>
          <table:table-cell table:style-name="Tabla1.B2" office:value-type="string">
            <text:p text:style-name="P10">reemplazarIndices(bool’.lista_indices, bool’.fls, cuadruplas)</text:p>
            <text:p text:style-name="P10">bool’.tipoS = int</text:p>
          </table:table-cell>
        </table:table-row>
        <table:table-row>
          <table:table-cell table:style-name="Tabla1.A2" office:value-type="string">
            <text:p text:style-name="P4"><text:span text:style-name="T5">comb</text:span>→<text:span text:style-name="T5">igualdad </text:span>comb’</text:p>
          </table:table-cell>
          <table:table-cell table:style-name="Tabla1.B2" office:value-type="string">
            <text:p text:style-name="P5"><text:span text:style-name="T5">igualdad</text:span>.vddr = <text:span text:style-name="T5">nuevoIndice()</text:span></text:p>
            <text:p text:style-name="P5"><text:span text:style-name="T5">igualdad</text:span>.fls =<text:span text:style-name="T5">comb.fls</text:span></text:p>
            <text:p text:style-name="P5">comb’.tipoH = <text:span text:style-name="T6">igualdad</text:span>.tipo</text:p>
            <text:p text:style-name="P6">comb’.lista_indices = nuevaListaIndices()</text:p>
            <text:p text:style-name="P6">comb’.lista_indices.agregar(<text:span text:style-name="T5">igualdad </text:span>.<text:span text:style-name="T6">vddr</text:span>)</text:p>
            <text:p text:style-name="P6">comb.tipo = comb’.tipoS</text:p>
            <text:p text:style-name="P4">genCod(label(<text:span text:style-name="T6">igualdad.vddr</text:span>))</text:p>
            <text:p text:style-name="P4"/>
          </table:table-cell>
        </table:table-row>
        <table:table-row>
          <table:table-cell table:style-name="Tabla1.A2" office:value-type="string">
            <text:p text:style-name="P5"><text:span text:style-name="T5">comb</text:span>’→ <text:span text:style-name="T5">&amp;&amp;</text:span> <text:span text:style-name="T5">igualdad</text:span> comb’<text:span text:style-name="T2">1</text:span></text:p>
          </table:table-cell>
          <table:table-cell table:style-name="Tabla1.B2" office:value-type="string">
            <text:p text:style-name="Table_20_Contents">Si equivalentes(<text:span text:style-name="T6">comb</text:span>’.tipo<text:span text:style-name="T6">H</text:span>, <text:span text:style-name="T6">igualdad</text:span>.tipo) Entonces</text:p>
            <text:p text:style-name="P9"><text:s text:c="4"/><text:span text:style-name="T5">igualdad</text:span><text:span text:style-name="T1">.vddr = </text:span><text:span text:style-name="T6">nuevoIndice()</text:span></text:p>
            <text:p text:style-name="P5"><text:s text:c="4"/><text:span text:style-name="T5">igualdad</text:span>.fls = <text:span text:style-name="T6">comb.fls</text:span></text:p>
            <text:p text:style-name="P9"><text:span text:style-name="T1"><text:s text:c="4"/></text:span><text:span text:style-name="T6">comb</text:span><text:span text:style-name="T1">’</text:span><text:span text:style-name="T4">1</text:span><text:span text:style-name="T1"> .</text:span><text:span text:style-name="T5">tipoH = comb.tipo</text:span></text:p>
            <text:p text:style-name="Table_20_Contents"><text:s text:c="4"/><text:span text:style-name="T6">comb</text:span>’<text:span text:style-name="T2">1</text:span> .vddr = bool.vddr</text:p>
            <text:p text:style-name="Table_20_Contents"><text:s text:c="4"/><text:span text:style-name="T6">comb</text:span>’<text:span text:style-name="T2">1</text:span> .fls = bool.fls <text:s text:c="3"/></text:p>
            <text:p text:style-name="P5"><text:s text:c="4"/><text:span text:style-name="T6">comb</text:span>’<text:span text:style-name="T3">1</text:span>.lista_indices = <text:s/>bool’<text:span text:style-name="T3">1</text:span>.lista_indices</text:p>
            <text:p text:style-name="P5"><text:s text:c="4"/><text:span text:style-name="T6">comb</text:span>’<text:span text:style-name="T3">1</text:span>.lista_indices.agregar(<text:span text:style-name="T6">igualdad.vddr</text:span>)</text:p>
            <text:p text:style-name="P5"><text:s text:c="4"/><text:span text:style-name="T6">comb</text:span>’.tipo<text:span text:style-name="T5">S</text:span> = <text:span text:style-name="T6">comb</text:span>’<text:span text:style-name="T3">1</text:span>.tipoS</text:p>
            <text:p text:style-name="Table_20_Contents"><text:s text:c="4"/>genCod(label(<text:span text:style-name="T6">igualdad.vddr</text:span>))</text:p>
            <text:p text:style-name="Table_20_Contents">Sino</text:p>
            <text:p text:style-name="Table_20_Contents"><text:s text:c="4"/>error(”Tipos incompatibles”)</text:p>
            <text:p text:style-name="Table_20_Contents">FinSi</text:p>
          </table:table-cell>
        </table:table-row>
        <table:table-row>
          <table:table-cell table:style-name="Tabla1.A2" office:value-type="string">
            <text:p text:style-name="P5"><text:span text:style-name="T5">comb</text:span>’→ ε</text:p>
          </table:table-cell>
          <table:table-cell table:style-name="Tabla1.B2" office:value-type="string">
            <text:p text:style-name="P10">reemplazarIndices(<text:span text:style-name="T6">comb</text:span>’.lista_indices, <text:span text:style-name="T6">comb</text:span>’.<text:span text:style-name="T6">vddr</text:span>, cuadruplas)</text:p>
            <text:p text:style-name="P10"><text:soft-page-break/><text:span text:style-name="T6">comb</text:span>’.tipoS = int</text:p>
          </table:table-cell>
        </table:table-row>
        <table:table-row>
          <table:table-cell table:style-name="Tabla1.A2" office:value-type="string">
            <text:p text:style-name="P8">sentencia → if( bool ) sentencia<text:span text:style-name="T8">1</text:span> <text:s text:c="4"/></text:p>
            <text:p text:style-name="P8"><text:span text:style-name="T8"><text:s text:c="42"/>sentencia</text:span>’</text:p>
          </table:table-cell>
          <table:table-cell table:style-name="Tabla1.B2" office:value-type="string">
            <text:p text:style-name="P19">bool.vddr = nuevoEtiqueta</text:p>
            <text:p text:style-name="P19">bool.fls = nuevoIndice()</text:p>
            <text:p text:style-name="P19">sentencia1.sig = sentencia.sig</text:p>
            <text:p text:style-name="P19">sentencia’.sig = sentencia.sig</text:p>
            <text:p text:style-name="P19">sentencia’.lista_indices = nuevaListaIndices()</text:p>
            <text:p text:style-name="P19">sentencia’.lista_indices.agregar(bool.fls)</text:p>
            <text:p text:style-name="P19">genCod(label(bool.vddr))</text:p>
          </table:table-cell>
        </table:table-row>
        <table:table-row>
          <table:table-cell table:style-name="Tabla1.A2" office:value-type="string">
            <text:p text:style-name="P19">sentencia’<text:span text:style-name="T1">→</text:span>else sentencia</text:p>
          </table:table-cell>
          <table:table-cell table:style-name="Tabla1.B2" office:value-type="string">
            <text:p text:style-name="P19">sentencia.sig = sentencia’.sig</text:p>
            <text:p text:style-name="P19">genCod(‘goto’ sentencia.sig)</text:p>
            <text:p text:style-name="P19">genCod(label(sentencia’.lista_indices[0]))</text:p>
            <text:p text:style-name="P12">reemplazarIndices(<text:span text:style-name="T8">sentencia</text:span>’.lista_indices, <text:span text:style-name="T8">nuevaEtiqueta()</text:span>, <text:s text:c="2"/></text:p>
            <text:p text:style-name="P12"><text:s text:c="85"/>cuadruplas)</text:p>
          </table:table-cell>
        </table:table-row>
        <table:table-row>
          <table:table-cell table:style-name="Tabla1.A2" office:value-type="string">
            <text:p text:style-name="P8"><text:span text:style-name="T8">sentencia</text:span>’→ ε</text:p>
          </table:table-cell>
          <table:table-cell table:style-name="Tabla1.B2" office:value-type="string">
            <text:p text:style-name="P20"><text:span text:style-name="T5">reemplazarIndices(</text:span><text:span text:style-name="T8">sentencia</text:span><text:span text:style-name="T5">’.lista_indices, </text:span><text:span text:style-name="T9">sentencia’.sig,</text:span></text:p>
            <text:p text:style-name="P20"><text:span text:style-name="T5"><text:s text:c="80"/>cuadruplas)</text:span></text:p>
          </table:table-cell>
        </table:table-row>
      </table:table>
      <text:p text:style-name="Standard"/>
      <text:p text:style-name="Standard"/>
      <text:p text:style-name="Standard"/>
      <text:p text:style-name="P1">Funciones a utilizar</text:p>
      <text:p text:style-name="P1"/>
      <text:list xml:id="list3715760896" text:style-name="L1">
        <text:list-item>
          <text:p text:style-name="P2">nuevIndice() genera cadenas como las etiquetas pero de la forma i1, i2, i3 , i4, ……</text:p>
        </text:list-item>
        <text:list-item>
          <text:p text:style-name="P7">nuevaListaIndices(), <text:span text:style-name="T8">crea una lista donde se puedan almacenar los indices generados por la función anterior.</text:span></text:p>
        </text:list-item>
        <text:list-item>
          <text:p text:style-name="P11">reemplazarIndices(<text:span text:style-name="T6">lista</text:span>, <text:span text:style-name="T6">etiqueta</text:span>, <text:span text:style-name="T6">codigo</text:span>), <text:s/><text:span text:style-name="T6">recibe una lista de indices que seran reemplazados por etiquetas nuevas, etiqueta es la etiqueta que va a reemplazar el último índice de la lista, codigo son las cuadruplas donde se buscaran los indices a ser reemplazados, </text:span></text:p>
          <text:p text:style-name="P13">La estructura de la cuadrupla donde se encuentran los indices es la siguiente</text:p>
        </text:list-item>
      </text:list>
      <text:p text:style-name="P15"/>
      <text:p text:style-name="P16"><text:s text:c="9"/><text:span text:style-name="T7"><text:s text:c="17"/>CuadruplasCod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4">op</text:p>
          </table:table-cell>
          <table:table-cell table:style-name="Tabla3.A1" office:value-type="string">
            <text:p text:style-name="P14">arg1</text:p>
          </table:table-cell>
          <table:table-cell table:style-name="Tabla3.A1" office:value-type="string">
            <text:p text:style-name="P14">arg2</text:p>
          </table:table-cell>
          <table:table-cell table:style-name="Tabla3.D1" office:value-type="string">
            <text:p text:style-name="P14">res</text:p>
          </table:table-cell>
        </table:table-row>
        <table:table-row>
          <table:table-cell table:style-name="Tabla3.A2" office:value-type="string">
            <text:p text:style-name="P14">label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D2" office:value-type="string">
            <text:p text:style-name="P14">i1</text:p>
          </table:table-cell>
        </table:table-row>
        <table:table-row>
          <table:table-cell table:style-name="Tabla3.A2" office:value-type="string">
            <text:p text:style-name="P14">goto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D2" office:value-type="string">
            <text:p text:style-name="P14">i2</text:p>
          </table:table-cell>
        </table:table-row>
        <table:table-row>
          <table:table-cell table:style-name="Tabla3.A2" office:value-type="string">
            <text:p text:style-name="P14">label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D2" office:value-type="string">
            <text:p text:style-name="P14">i2</text:p>
          </table:table-cell>
        </table:table-row>
        <table:table-row>
          <table:table-cell table:style-name="Tabla3.A2" office:value-type="string">
            <text:p text:style-name="P14">goto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D2" office:value-type="string">
            <text:p text:style-name="P14">i3</text:p>
          </table:table-cell>
        </table:table-row>
      </table:table>
      <text:p text:style-name="P14"/>
      <text:p text:style-name="P16">Suponiendo que la funcion recibe lo siguiente <text:span text:style-name="T5">reemplazarIndices</text:span>({i1,i2, i3}, L4, C<text:span text:style-name="T7">uadruplasCod</text:span>) la salida sería: por cada íncide distinto del último se genera una etiqueta nueva</text:p>
      <text:p text:style-name="P16"/>
      <text:p text:style-name="P3"><text:span text:style-name="T7"><text:tab/><text:tab/>CuadruplasCod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4">op</text:p>
          </table:table-cell>
          <table:table-cell table:style-name="Tabla2.A1" office:value-type="string">
            <text:p text:style-name="P14">arg1</text:p>
          </table:table-cell>
          <table:table-cell table:style-name="Tabla2.A1" office:value-type="string">
            <text:p text:style-name="P14">arg2</text:p>
          </table:table-cell>
          <table:table-cell table:style-name="Tabla2.D1" office:value-type="string">
            <text:p text:style-name="P14">res</text:p>
          </table:table-cell>
        </table:table-row>
        <table:table-row>
          <table:table-cell table:style-name="Tabla2.A2" office:value-type="string">
            <text:p text:style-name="P14">label</text:p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D2" office:value-type="string">
            <text:p text:style-name="P14">L5</text:p>
          </table:table-cell>
        </table:table-row>
        <table:table-row>
          <table:table-cell table:style-name="Tabla2.A2" office:value-type="string">
            <text:p text:style-name="P14">goto</text:p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D2" office:value-type="string">
            <text:p text:style-name="P14">L6</text:p>
          </table:table-cell>
        </table:table-row>
        <table:table-row>
          <table:table-cell table:style-name="Tabla2.A2" office:value-type="string">
            <text:p text:style-name="P14">label</text:p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D2" office:value-type="string">
            <text:p text:style-name="P14">L6</text:p>
          </table:table-cell>
        </table:table-row>
        <text:soft-page-break/>
        <table:table-row>
          <table:table-cell table:style-name="Tabla2.A2" office:value-type="string">
            <text:p text:style-name="P14">goto</text:p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D2" office:value-type="string">
            <text:p text:style-name="P14">L4</text:p>
          </table:table-cell>
        </table:table-row>
      </table:table>
      <text:p text:style-name="P14"/>
      <text:p text:style-name="P16"/>
      <text:p text:style-name="P16"/>
      <text:list xml:id="list180416420121904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7T17:18:54.990725455</meta:creation-date>
    <dc:date>2021-01-27T18:04:15.288882992</dc:date>
    <meta:editing-duration>PT1M38S</meta:editing-duration>
    <meta:editing-cycles>1</meta:editing-cycles>
    <meta:document-statistic meta:table-count="3" meta:image-count="0" meta:object-count="0" meta:page-count="3" meta:paragraph-count="101" meta:word-count="311" meta:character-count="3058" meta:non-whitespace-character-count="2517"/>
    <meta:generator>LibreOffice/6.4.4.2$Linux_X86_64 LibreOffice_project/40$Build-2</meta:generator>
  </office:meta>
</office:document-meta>
</file>